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bf00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x heap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20:20:06.6343019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19:47.897687149</meta:creation-date>
    <dc:date>2023-07-20T20:27:10.627752288</dc:date>
    <meta:editing-duration>PT17H6M57S</meta:editing-duration>
    <meta:editing-cycles>55</meta:editing-cycles>
    <meta:generator>LibreOffice/7.0.4.2$Linux_X86_64 LibreOffice_project/00$Build-2</meta:generator>
    <meta:document-statistic meta:table-count="1" meta:cell-count="29" meta:object-count="0"/>
  </office:meta>
</office:document-meta>
</file>